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ff9" officeooo:paragraph-rsid="000dbff9"/>
    </style:style>
    <style:style style:name="P2" style:family="paragraph" style:parent-style-name="Standard">
      <style:text-properties style:text-underline-style="solid" style:text-underline-width="auto" style:text-underline-color="font-color" officeooo:rsid="000dbff9" officeooo:paragraph-rsid="000dbff9"/>
    </style:style>
    <style:style style:name="P3" style:family="paragraph" style:parent-style-name="Standard">
      <style:text-properties officeooo:rsid="000ef80f" officeooo:paragraph-rsid="000ef80f"/>
    </style:style>
    <style:style style:name="P4" style:family="paragraph" style:parent-style-name="Standard">
      <style:text-properties style:text-underline-style="none" officeooo:rsid="000fa383" officeooo:paragraph-rsid="000fa383"/>
    </style:style>
    <style:style style:name="P5" style:family="paragraph" style:parent-style-name="Standard">
      <style:text-properties officeooo:rsid="00101776" officeooo:paragraph-rsid="00101776"/>
    </style:style>
    <style:style style:name="P6" style:family="paragraph" style:parent-style-name="Standard">
      <style:text-properties officeooo:rsid="00118bfd" officeooo:paragraph-rsid="00118bfd"/>
    </style:style>
    <style:style style:name="P7" style:family="paragraph" style:parent-style-name="Standard">
      <style:text-properties officeooo:rsid="0012783f" officeooo:paragraph-rsid="0012783f"/>
    </style:style>
    <style:style style:name="P8" style:family="paragraph" style:parent-style-name="Standard">
      <style:text-properties officeooo:rsid="0012783f" officeooo:paragraph-rsid="0015cdf2"/>
    </style:style>
    <style:style style:name="P9" style:family="paragraph" style:parent-style-name="Standard">
      <style:text-properties officeooo:rsid="0014c573" officeooo:paragraph-rsid="0014c573"/>
    </style:style>
    <style:style style:name="P10" style:family="paragraph" style:parent-style-name="Standard">
      <style:text-properties style:text-underline-style="solid" style:text-underline-width="auto" style:text-underline-color="font-color" officeooo:rsid="000ef80f" officeooo:paragraph-rsid="00190998"/>
    </style:style>
    <style:style style:name="P11" style:family="paragraph" style:parent-style-name="Standard">
      <style:text-properties officeooo:rsid="0018465e" officeooo:paragraph-rsid="0018465e"/>
    </style:style>
    <style:style style:name="P12" style:family="paragraph" style:parent-style-name="Standard">
      <style:text-properties officeooo:rsid="00190998" officeooo:paragraph-rsid="00190998"/>
    </style:style>
    <style:style style:name="P13" style:family="paragraph" style:parent-style-name="Standard">
      <style:text-properties officeooo:rsid="0014c573" officeooo:paragraph-rsid="0014c5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cdf2"/>
    </style:style>
    <style:style style:name="T4" style:family="text">
      <style:text-properties officeooo:rsid="001d929a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-gd73iczlS8&amp;list=PL3vQyqzqjZ637sWpKvniMCxdqZhnMJC1d" text:style-name="Internet_20_link" text:visited-style-name="Visited_20_Internet_20_Link">https://www.youtube.com/watch?v=-gd73iczlS8&amp;list=PL3vQyqzqjZ637sWpKvniMCxdqZhnMJC1d</text:a></text:p>
      <text:p text:style-name="P2"/>
      <text:p text:style-name="P3"><text:a xlink:type="simple" xlink:href="https://www.youtube.com/watch?v=6zfnOrHIUtA&amp;list=PL3vQyqzqjZ637sWpKvniMCxdqZhnMJC1d&amp;index=2" text:style-name="Internet_20_link" text:visited-style-name="Visited_20_Internet_20_Link">https://www.youtube.com/watch?v=6zfnOrHIUtA&amp;list=PL3vQyqzqjZ637sWpKvniMCxdqZhnMJC1d&amp;index=2</text:a></text:p>
      <text:p text:style-name="P11"/>
      <text:p text:style-name="P12"><text:a xlink:type="simple" xlink:href="https://www.youtube.com/watch?v=XiLKTVNI998&amp;list=PL3vQyqzqjZ637sWpKvniMCxdqZhnMJC1d&amp;index=3" text:style-name="Internet_20_link" text:visited-style-name="Visited_20_Internet_20_Link">https://www.youtube.com/watch?v=XiLKTVNI998&amp;list=PL3vQyqzqjZ637sWpKvniMCxdqZhnMJC1d&amp;index=3</text:a></text:p>
      <text:p text:style-name="P10"/>
      <text:p text:style-name="P4">npm init</text:p>
      <text:p text:style-name="P4">npm start “<text:span text:style-name="T2">server.js</text:span>”</text:p>
      <text:p text:style-name="P6">npm install -g nodemon</text:p>
      <text:p text:style-name="P6">nodemon “<text:span text:style-name="T2">server.js</text:span>”</text:p>
      <text:p text:style-name="P7">npm install morgan –save</text:p>
      <text:p text:style-name="P8">npm install <text:span text:style-name="T3">mongoose</text:span> –save</text:p>
      <text:p text:style-name="P8"/>
      <text:p text:style-name="P5"><text:a xlink:type="simple" xlink:href="http://expressjs.com/en/api.html" text:style-name="Internet_20_link" text:visited-style-name="Visited_20_Internet_20_Link">http://expressjs.com/en/api.html</text:a><text:tab/></text:p>
      <text:p text:style-name="P7"><text:a xlink:type="simple" xlink:href="https://www.npmjs.com/package/morgan" text:style-name="Internet_20_link" text:visited-style-name="Visited_20_Internet_20_Link">https://www.npmjs.com/package/morgan</text:a></text:p>
      <text:p text:style-name="P9"><text:a xlink:type="simple" xlink:href="http://mongoosejs.com/docs/guide" text:style-name="Internet_20_link" text:visited-style-name="Visited_20_Internet_20_Link">http://mongoosejs.com/docs/</text:a><text:a xlink:type="simple" xlink:href="http://mongoosejs.com/docs/guide" text:style-name="Internet_20_link" text:visited-style-name="Visited_20_Internet_20_Link"><text:span text:style-name="T4">guide</text:span></text:a></text:p>
      <text:p text:style-name="P9"><text:span text:style-name="T5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5:19:48.549039242</meta:creation-date>
    <dc:date>2017-11-22T10:58:33.517821164</dc:date>
    <meta:editing-duration>PT2H12M1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5" meta:character-count="486" meta:non-whitespace-character-count="472"/>
  </office:meta>
</office:document-meta>
</file>